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atin Modern Roman" svg:font-family="'Latin Modern 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cm" fo:margin-bottom="0.247cm" style:contextual-spacing="false" fo:text-align="start" style:justify-single-word="false" fo:orphans="2" fo:widows="2"/>
      <style:text-properties fo:font-variant="normal" fo:text-transform="none" fo:color="#373a3c" loext:opacity="100%" style:font-name="Latin Modern Roman" fo:font-size="11.25pt" fo:letter-spacing="normal" fo:font-style="normal" fo:font-weight="normal" officeooo:rsid="001939c8" officeooo:paragraph-rsid="001939c8"/>
    </style:style>
    <style:style style:name="P2" style:family="paragraph" style:parent-style-name="Text_20_body">
      <style:paragraph-properties fo:margin-top="0cm" fo:margin-bottom="0.247cm" style:contextual-spacing="false" fo:text-align="start" style:justify-single-word="false" fo:orphans="2" fo:widows="2"/>
      <style:text-properties fo:font-variant="normal" fo:text-transform="none" fo:color="#373a3c" loext:opacity="100%" style:font-name="Latin Modern Roman" fo:font-size="11.25pt" fo:letter-spacing="normal" fo:font-style="normal" fo:font-weight="normal" officeooo:rsid="001ab3f7" officeooo:paragraph-rsid="001ab3f7"/>
    </style:style>
    <style:style style:name="P3" style:family="paragraph" style:parent-style-name="Text_20_body">
      <style:paragraph-properties fo:margin-top="0cm" fo:margin-bottom="0.247cm" style:contextual-spacing="false" fo:text-align="start" style:justify-single-word="false" fo:orphans="2" fo:widows="2"/>
      <style:text-properties officeooo:paragraph-rsid="001e75c0"/>
    </style:style>
    <style:style style:name="P4" style:family="paragraph" style:parent-style-name="Standard">
      <style:text-properties style:font-name="Latin Modern Roman"/>
    </style:style>
    <style:style style:name="P5" style:family="paragraph" style:parent-style-name="Standard">
      <style:text-properties style:font-name="Latin Modern Roman" officeooo:rsid="0027d1a7" officeooo:paragraph-rsid="0027d1a7"/>
    </style:style>
    <style:style style:name="P6"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373a3c" loext:opacity="100%" style:font-name="Latin Modern Roman" fo:font-size="11.25pt" fo:letter-spacing="normal" fo:font-style="normal" fo:font-weight="bold" style:font-weight-asian="bold" style:font-weight-complex="bold"/>
    </style:style>
    <style:style style:name="P7"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373a3c" loext:opacity="100%" style:font-name="Latin Modern Roman" fo:font-size="11.25pt" fo:letter-spacing="normal" fo:font-style="normal" fo:font-weight="bold" officeooo:paragraph-rsid="001ab3f7" style:font-weight-asian="bold" style:font-weight-complex="bold"/>
    </style:style>
    <style:style style:name="P8"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373a3c" loext:opacity="100%" style:font-name="Latin Modern Roman" fo:font-size="11.25pt" fo:letter-spacing="normal" fo:font-style="normal" fo:font-weight="normal" officeooo:rsid="001939c8" officeooo:paragraph-rsid="001939c8"/>
    </style:style>
    <style:style style:name="P9"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373a3c" loext:opacity="100%" style:font-name="Latin Modern Roman" fo:font-size="11.25pt" fo:letter-spacing="normal" fo:font-style="normal" fo:font-weight="normal" officeooo:rsid="001d36e7" officeooo:paragraph-rsid="001d36e7" style:font-weight-asian="normal" style:font-weight-complex="normal"/>
    </style:style>
    <style:style style:name="P10"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373a3c" loext:opacity="100%" style:font-name="Latin Modern Roman" fo:font-size="11.25pt" fo:letter-spacing="normal" fo:font-style="normal" fo:font-weight="normal" officeooo:rsid="001ddf9f" officeooo:paragraph-rsid="001ddf9f" style:font-weight-asian="normal" style:font-weight-complex="normal"/>
    </style:style>
    <style:style style:name="P11"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373a3c" loext:opacity="100%" style:font-name="Latin Modern Roman" fo:font-size="11.25pt" fo:letter-spacing="normal" fo:font-style="normal" fo:font-weight="normal" officeooo:rsid="001e75c0" officeooo:paragraph-rsid="001e75c0" style:font-weight-asian="normal" style:font-weight-complex="normal"/>
    </style:style>
    <style:style style:name="P12"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373a3c" loext:opacity="100%" style:font-name="Latin Modern Roman" fo:font-size="11.25pt" fo:letter-spacing="normal" fo:font-style="normal" fo:font-weight="normal" officeooo:rsid="00204df5" officeooo:paragraph-rsid="00204df5" style:font-weight-asian="normal" style:font-weight-complex="normal"/>
    </style:style>
    <style:style style:name="P13"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373a3c" loext:opacity="100%" style:font-name="Latin Modern Roman" fo:font-size="11.25pt" fo:letter-spacing="normal" fo:font-style="normal" fo:font-weight="normal" officeooo:rsid="00226d33" officeooo:paragraph-rsid="00226d33" style:font-weight-asian="normal" style:font-weight-complex="normal"/>
    </style:style>
    <style:style style:name="P14"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373a3c" loext:opacity="100%" style:font-name="Latin Modern Roman" fo:font-size="11.25pt" fo:letter-spacing="normal" fo:font-style="normal" fo:font-weight="normal" officeooo:paragraph-rsid="001ab3f7"/>
    </style:style>
    <style:style style:name="P15" style:family="paragraph" style:parent-style-name="Text_20_body" style:list-style-name="L1">
      <style:paragraph-properties fo:margin-top="0cm" fo:margin-bottom="0.247cm" style:contextual-spacing="false" fo:text-align="start" style:justify-single-word="false" fo:orphans="2" fo:widows="2"/>
      <style:text-properties fo:font-variant="normal" fo:text-transform="none" fo:color="#373a3c" loext:opacity="100%" style:font-name="Latin Modern Roman" fo:font-size="11.25pt" fo:letter-spacing="normal" fo:font-style="normal" fo:font-weight="normal"/>
    </style:style>
    <style:style style:name="P16" style:family="paragraph" style:parent-style-name="Text_20_body" style:list-style-name="L1">
      <style:paragraph-properties fo:margin-top="0cm" fo:margin-bottom="0.247cm" style:contextual-spacing="false" fo:text-align="start" style:justify-single-word="false" fo:orphans="2" fo:widows="2"/>
    </style:style>
    <style:style style:name="P17" style:family="paragraph" style:parent-style-name="Text_20_body" style:list-style-name="L1">
      <style:paragraph-properties fo:margin-top="0cm" fo:margin-bottom="0.247cm" style:contextual-spacing="false" fo:text-align="start" style:justify-single-word="false" fo:orphans="2" fo:widows="2"/>
      <style:text-properties officeooo:paragraph-rsid="0024e932"/>
    </style:style>
    <style:style style:name="P18" style:family="paragraph" style:parent-style-name="Text_20_body" style:list-style-name="L1">
      <style:paragraph-properties fo:margin-top="0cm" fo:margin-bottom="0.247cm" style:contextual-spacing="false" fo:text-align="start" style:justify-single-word="false" fo:orphans="2" fo:widows="2"/>
      <style:text-properties fo:font-weight="normal" officeooo:paragraph-rsid="0023e6df" style:font-weight-asian="normal" style:font-weight-complex="normal"/>
    </style:style>
    <style:style style:name="P19" style:family="paragraph" style:parent-style-name="Text_20_body" style:list-style-name="L1">
      <style:paragraph-properties fo:margin-top="0cm" fo:margin-bottom="0.247cm" style:contextual-spacing="false" fo:text-align="start" style:justify-single-word="false" fo:orphans="2" fo:widows="2"/>
      <style:text-properties fo:font-weight="normal" officeooo:paragraph-rsid="0028e4c0" style:font-weight-asian="normal" style:font-weight-complex="normal"/>
    </style:style>
    <style:style style:name="P20" style:family="paragraph" style:parent-style-name="Text_20_body" style:list-style-name="L1">
      <style:paragraph-properties fo:margin-top="0cm" fo:margin-bottom="0.247cm" style:contextual-spacing="false" fo:text-align="start" style:justify-single-word="false" fo:orphans="2" fo:widows="2"/>
      <style:text-properties fo:font-weight="normal" officeooo:rsid="0026680b" officeooo:paragraph-rsid="0026680b" style:font-weight-asian="normal" style:font-weight-complex="normal"/>
    </style:style>
    <style:style style:name="P21" style:family="paragraph" style:parent-style-name="Text_20_body">
      <style:paragraph-properties fo:margin-top="0cm" fo:margin-bottom="0.247cm" style:contextual-spacing="false" fo:text-align="start" style:justify-single-word="false" fo:orphans="2" fo:widows="2"/>
      <style:text-properties fo:font-weight="normal" officeooo:rsid="0026680b" officeooo:paragraph-rsid="0026680b" style:font-weight-asian="normal" style:font-weight-complex="normal"/>
    </style:style>
    <style:style style:name="P22" style:family="paragraph" style:parent-style-name="Text_20_body" style:list-style-name="L1">
      <style:paragraph-properties fo:margin-top="0cm" fo:margin-bottom="0.247cm" style:contextual-spacing="false" fo:text-align="start" style:justify-single-word="false" fo:orphans="2" fo:widows="2"/>
      <style:text-properties fo:font-weight="normal" officeooo:rsid="0027d1a7" officeooo:paragraph-rsid="0027d1a7" style:font-weight-asian="normal" style:font-weight-complex="normal"/>
    </style:style>
    <style:style style:name="P23" style:family="paragraph" style:parent-style-name="Text_20_body">
      <style:paragraph-properties fo:margin-top="0cm" fo:margin-bottom="0.247cm" style:contextual-spacing="false" fo:text-align="start" style:justify-single-word="false" fo:orphans="2" fo:widows="2"/>
      <style:text-properties fo:font-weight="normal" officeooo:rsid="0028e4c0" officeooo:paragraph-rsid="0028e4c0" style:font-weight-asian="normal" style:font-weight-complex="normal"/>
    </style:style>
    <style:style style:name="P24" style:family="paragraph" style:parent-style-name="Text_20_body" style:list-style-name="L1">
      <style:paragraph-properties fo:margin-top="0cm" fo:margin-bottom="0.247cm" style:contextual-spacing="false" fo:text-align="start" style:justify-single-word="false" fo:orphans="2" fo:widows="2"/>
      <style:text-properties fo:font-weight="normal" officeooo:rsid="0028e4c0" officeooo:paragraph-rsid="0028e4c0" style:font-weight-asian="normal" style:font-weight-complex="normal"/>
    </style:style>
    <style:style style:name="T1" style:family="text">
      <style:text-properties fo:font-variant="normal" fo:text-transform="none" fo:color="#373a3c" loext:opacity="100%" style:font-name="Latin Modern Roman" fo:font-size="11.25pt" fo:letter-spacing="normal" fo:font-style="normal"/>
    </style:style>
    <style:style style:name="T2" style:family="text">
      <style:text-properties fo:font-variant="normal" fo:text-transform="none" fo:color="#373a3c" loext:opacity="100%" style:font-name="Latin Modern Roman" fo:font-size="11.25pt" fo:letter-spacing="normal" fo:font-style="normal" fo:font-weight="bold" style:font-weight-asian="bold" style:font-weight-complex="bold"/>
    </style:style>
    <style:style style:name="T3" style:family="text">
      <style:text-properties fo:font-variant="normal" fo:text-transform="none" fo:color="#373a3c" loext:opacity="100%" style:text-line-through-style="none" style:text-line-through-type="none" style:font-name="Latin Modern Roman" fo:font-size="11.25pt" fo:letter-spacing="normal" fo:font-style="normal" style:text-underline-style="none" fo:font-weight="normal" officeooo:rsid="001e75c0" style:text-blinking="false" fo:background-color="transparent" loext:char-shading-value="0" style:font-weight-asian="normal" style:font-weight-complex="normal"/>
    </style:style>
    <style:style style:name="T4" style:family="text">
      <style:text-properties fo:font-variant="normal" fo:text-transform="none" fo:color="#373a3c" loext:opacity="100%" style:text-line-through-style="none" style:text-line-through-type="none" style:font-name="Latin Modern Roman" fo:font-size="11.25pt" fo:letter-spacing="normal" fo:font-style="normal" style:text-underline-style="none" style:text-blinking="false" fo:background-color="transparent" loext:char-shading-value="0"/>
    </style:style>
    <style:style style:name="T5" style:family="text">
      <style:text-properties fo:font-variant="normal" fo:text-transform="none" fo:color="#373a3c" loext:opacity="100%" style:text-line-through-style="none" style:text-line-through-type="none" style:font-name="Latin Modern Roman" fo:font-size="11.25pt" fo:letter-spacing="normal" fo:font-style="normal" style:text-underline-style="none" officeooo:rsid="0023e6df" style:text-blinking="false" fo:background-color="transparent" loext:char-shading-value="0"/>
    </style:style>
    <style:style style:name="T6" style:family="text">
      <style:text-properties fo:font-variant="normal" fo:text-transform="none" fo:color="#373a3c" loext:opacity="100%" style:text-line-through-style="none" style:text-line-through-type="none" style:font-name="Latin Modern Roman" fo:font-size="11.25pt" fo:letter-spacing="normal" fo:font-style="normal" style:text-underline-style="none" officeooo:rsid="0024e932" style:text-blinking="false" fo:background-color="transparent" loext:char-shading-value="0"/>
    </style:style>
    <style:style style:name="T7" style:family="text">
      <style:text-properties fo:font-variant="normal" fo:text-transform="none" fo:color="#373a3c" loext:opacity="100%" style:text-line-through-style="none" style:text-line-through-type="none" style:font-name="Latin Modern Roman" fo:font-size="11.25pt" fo:letter-spacing="normal" fo:font-style="normal" style:text-underline-style="none" officeooo:rsid="0028e4c0" style:text-blinking="false" fo:background-color="transparent" loext:char-shading-value="0"/>
    </style:style>
    <style:style style:name="T8" style:family="text">
      <style:text-properties fo:font-variant="normal" fo:text-transform="none" fo:color="#b87c09" loext:opacity="100%" style:text-line-through-style="none" style:text-line-through-type="none" style:font-name="Latin Modern Roman" fo:font-size="11.25pt" fo:letter-spacing="normal" fo:font-style="normal" style:text-underline-style="none" fo:font-weight="bold" style:text-blinking="false" fo:background-color="transparent" loext:char-shading-value="0" style:font-weight-asian="bold" style:font-weight-complex="bold"/>
    </style:style>
    <style:style style:name="T9" style:family="text">
      <style:text-properties officeooo:rsid="001ab3f7"/>
    </style:style>
    <style:style style:name="T10" style:family="text">
      <style:text-properties officeooo:rsid="001c379c"/>
    </style:style>
    <style:style style:name="T11" style:family="text">
      <style:text-properties officeooo:rsid="001ddf9f"/>
    </style:style>
    <style:style style:name="T12" style:family="text">
      <style:text-properties officeooo:rsid="00204df5"/>
    </style:style>
    <style:style style:name="T13" style:family="text">
      <style:text-properties officeooo:rsid="00214f62"/>
    </style:style>
    <style:style style:name="T14" style:family="text">
      <style:text-properties style:text-underline-style="solid" style:text-underline-width="auto" style:text-underline-color="font-color"/>
    </style:style>
    <style:style style:name="T15" style:family="text">
      <style:text-properties fo:font-weight="normal" style:font-weight-asian="normal" style:font-weight-complex="normal"/>
    </style:style>
    <style:style style:name="T16" style:family="text">
      <style:text-properties fo:font-weight="normal" officeooo:rsid="0027d1a7" style:font-weight-asian="normal" style:font-weight-complex="normal"/>
    </style:style>
    <style:style style:name="T17" style:family="text">
      <style:text-properties officeooo:rsid="00294552"/>
    </style:style>
    <style:style style:name="T18" style:family="text">
      <style:text-properties officeooo:rsid="0029df62"/>
    </style:style>
    <text:list-style style:name="L1">
      <text:list-level-style-number text:level="1" text:style-name="Numbering_20_Symbols" loext:num-list-format="%1%." style:num-suffix="." style:num-format="1">
        <style:list-level-properties text:space-before="1.251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357723008" text:style-name="L1">
        <text:list-item>
          <text:p text:style-name="P6"><text:bookmark text:name="yui_3_17_2_1_1676648508055_51"/><text:bookmark text:name="yui_3_17_2_1_1676648508055_56"/>¿Qué diferencia la programación estructurada de los lenguajes de alto nivel?</text:p>
        </text:list-item>
      </text:list>
      <text:p text:style-name="P1"><text:tab/><text:span text:style-name="T9">Según el texto, la principal diferencia es que, mientras que en un leng</text:span><text:span text:style-name="T17">u</text:span><text:span text:style-name="T9">aje de alto nivel el conjunto de abstracciones están predefinidas por el diseñador del leng</text:span><text:span text:style-name="T18">u</text:span><text:span text:style-name="T9">aje </text:span><text:span text:style-name="T10">y el programador no debería preocuparse por su implementación sino por sus parámetros y salidas,</text:span><text:span text:style-name="T9"> en un leng</text:span><text:span text:style-name="T18">u</text:span><text:span text:style-name="T9">aje estructurado es el programador quien se ocupa de definir las abstracciones que le van a ser útiles.</text:span></text:p>
      <text:p text:style-name="P2">Cabe destacar que a día de hoy, casi 40 años después de la escritura del texto, leng<text:span text:style-name="T18">u</text:span>ajes de muy alto nivel como python o javascript incorporan la capacidad de definir muchas de estas abstracciones, si bien es cierto que el uso principal de estos lenguajes por el programador promedio sigue siendo es el empleo de abstracciones definidas en lenguajes estructurados de más bajo nivel, como es el caso de SciKit Learn, librería <text:span text:style-name="T10">potentísima </text:span>de pytho<text:span text:style-name="T10">n </text:span>escrita en C++.</text:p>
      <text:list xml:id="list130302504772062" text:continue-numbering="true" text:style-name="L1">
        <text:list-item>
          <text:list>
            <text:list-item>
              <text:list>
                <text:list-header>
                  <text:p text:style-name="P8"/>
                </text:list-header>
              </text:list>
            </text:list-item>
          </text:list>
        </text:list-item>
        <text:list-item>
          <text:p text:style-name="P7"><text:bookmark text:name="yui_3_17_2_1_1676648508055_53"/>¿Cómo se resuelve un problema con el paradigma de programación estructurada?</text:p>
          <text:p text:style-name="P9">Mediante un proceso de “Descomposición sucesiva”; el cual consiste en resolver el problema mediante las operaciones y objetos necesarios para resolver el problema, sin importar que estén definidas o no. Se preocupa de las reglas que deberían cumplir estos objetos, y, mediante ellos, resuelve el problema en una “máquina abstracta”(en su mente).</text:p>
          <text:p text:style-name="P9">Sigue el mismo procedimiento para considerar la creación de cada uno de estos objetos un problema y descomponerlo en otros objetos de un menor nivel de abstracción.</text:p>
          <text:p text:style-name="P9">Así, siempre que el nivel de abstracción inicial no sea “infinito”, acabaremos llegando a unos <text:span text:style-name="T11">tipos de datos</text:span> <text:span text:style-name="T11">primitivos(</text:span>que estén definidos en el lenguaje usado<text:span text:style-name="T11">)</text:span>, y podremos construir <text:span text:style-name="T11">los objetos</text:span> dentro del lenguaje, desde abajo hacia arriba.</text:p>
          <text:p text:style-name="P14"/>
          <text:p text:style-name="P7">- ¿Qué se entiende por Máquina Abstracta?</text:p>
          <text:p text:style-name="P9">Una máquina abstracta es la lógica <text:span text:style-name="T11">determinada por </text:span>los axiomas que <text:span text:style-name="T11">defininen a </text:span>los objetos construidos en <text:span text:style-name="T11">cada uno de los pasos descritor en el primer </text:span>apartado de la pregunta.</text:p>
          <text:p text:style-name="P9">En un inicio esta máquina debe ser “ejecutada” por el programador en su cabeza, pero el objetivo es acabar construyendo unas estructuras y algoritmos en el lenguaje de forma que sea el ordenador capaz de ejecutar esta máquina abstracta.</text:p>
          <text:p text:style-name="P15"/>
        </text:list-item>
        <text:list-item>
          <text:p text:style-name="P6"><text:bookmark text:name="yui_3_17_2_1_1676648508055_54"/><text:soft-page-break/>Describe ejemplos de las distintas abstracciones que dan los autores.</text:p>
          <text:p text:style-name="P10">-Tipos de datos primitivos: Tipos de datos predefinidos por el lenguaje de programación(int o float en C).</text:p>
          <text:p text:style-name="P10">-Procedimientos y funciones: Agrupación de código que resuelve una tarea específica, ocultando la complejidad de la implementación subyacente</text:p>
          <text:p text:style-name="P10">-Módulos: Agrupación de código, que puede ser parte de una función o de la resolución de un problema, que permite organizar el código en secciones más pequeñas, sin llegar a ocultar el procedimiento.</text:p>
        </text:list-item>
        <text:list-item>
          <text:p text:style-name="P16"><text:span text:style-name="T2">Según los autores qué define un </text:span><text:a xlink:type="simple" xlink:href="https://moodle.uco.es/m2223/mod/url/view.php?id=55750" text:style-name="Internet_20_link" text:visited-style-name="Visited_20_Internet_20_Link"><text:span text:style-name="T8">Tipo Abstracto de Datos.</text:span></text:a></text:p>
        </text:list-item>
      </text:list>
      <text:p text:style-name="P3"><text:span text:style-name="T8"><text:tab/></text:span><text:span text:style-name="T3">Define una clase de objetos, o herramientas abstractas, las cuales a su vez están definidas por las operaciones realizables con ellas.</text:span></text:p>
      <text:list xml:id="list130303587868338" text:continue-numbering="true" text:style-name="L1">
        <text:list-item>
          <text:p text:style-name="P6"><text:bookmark text:name="yui_3_17_2_1_1676648508055_55"/>Según los autores qué distingue un Tipo Abstracto de Datos de un tipo predefinido en el lenguaje.</text:p>
          <text:p text:style-name="P11">Que en el caso de un tipo predefinido, la abstracción se realiza <text:span text:style-name="T12">dándonos muy pocos detalles</text:span>; <text:span text:style-name="T12">se ocupan el lenguaje y su compilador de interpretar los bits como enteros o como caracteres y de realizar las operaciones con ellos </text:span><text:span text:style-name="T13">cuando ponemos un “+” o un “*”</text:span><text:span text:style-name="T12">.</text:span></text:p>
          <text:p text:style-name="P12">Sin embargo, un Tipo abstracto de datos se construye <text:span text:style-name="T13">dentro del lenguaje, </text:span>definiendo las operaciones que puede realizar, <text:span text:style-name="T13">de las cuales podemos llegar a tener más información</text:span>; esto se implementa en lo conocido como “operation cluster”.</text:p>
        </text:list-item>
        <text:list-item>
          <text:p text:style-name="P6">¿Qué es un "operation cluster"? ¿Puedes dar otros nombres sinónimos de este concepto relacionados con otros paradigmas o lenguajes de programación?</text:p>
          <text:p text:style-name="P13">Es un tipo de herramienta abstracta con varias funciones que se pueden utilizar para resolver procedimientos complejos sin necesidad de preocuparse de todos los pasos que hay detrás, y está definida precisamente por estos procedimientos.</text:p>
          <text:p text:style-name="P13">Los equivalentes pueden ser las clases, las bibliotecas de C, o las interfaces de Java.</text:p>
        </text:list-item>
        <text:list-item>
          <text:p text:style-name="P16"><text:span text:style-name="T2">En el lenguaje propuesto, qué palabra clave se utiliza para listar las operaciones que definen un </text:span><text:a xlink:type="simple" xlink:href="https://moodle.uco.es/m2223/mod/url/view.php?id=55750" text:style-name="Internet_20_link" text:visited-style-name="Visited_20_Internet_20_Link"><text:span text:style-name="T8">Tipo Abstracto de Datos.</text:span></text:a></text:p>
          <text:p text:style-name="P20"><text:span text:style-name="T4">“</text:span><text:span text:style-name="T7">is</text:span><text:span text:style-name="T4">”; </text:span><text:span text:style-name="T7">la sintaxis sería:</text:span></text:p>
          <text:p text:style-name="P20"><text:span text:style-name="T7"><text:s/><text:tab/>clase : cluster(element-type: type)</text:span></text:p>
        </text:list-item>
      </text:list>
      <text:p text:style-name="P21"><text:span text:style-name="T7"><text:tab/><text:tab/><text:tab/>is [lista operaciones];</text:span></text:p>
      <text:list xml:id="list130303286671230" text:continue-numbering="true" text:style-name="L1">
        <text:list-header>
          <text:p text:style-name="P20"><text:span text:style-name="T4"/></text:p>
        </text:list-header>
        <text:list-item>
          <text:p text:style-name="P16"><text:bookmark text:name="yui_3_17_2_1_1676648508055_50"/><text:soft-page-break/><text:span text:style-name="T2">En el lenguaje propuesto, qué palabra clave se utiliza para indicar la representación interna (su descomposición en tipos más primitivos) de un </text:span><text:a xlink:type="simple" xlink:href="https://moodle.uco.es/m2223/mod/url/view.php?id=55750" text:style-name="Internet_20_link" text:visited-style-name="Visited_20_Internet_20_Link"><text:span text:style-name="T8">Tipo Abstracto de Datos.</text:span></text:a></text:p>
          <text:p text:style-name="P19"><text:span text:style-name="T4">“</text:span><text:span text:style-name="T7">rep</text:span><text:span text:style-name="T4">”; </text:span><text:span text:style-name="T7">la sintaxis sería:</text:span></text:p>
        </text:list-item>
      </text:list>
      <text:p text:style-name="P23"><text:span text:style-name="T4"><text:tab/><text:tab/>rep(type_param: type)=([nombre_atributo: tipo_atributo]...)</text:span></text:p>
      <text:list xml:id="list130302827990694" text:continue-numbering="true" text:style-name="L1">
        <text:list-item>
          <text:p text:style-name="P16"><text:span text:style-name="T2">En el lenguaje propuesto, qué palabra clave se utiliza para indicar la operación que crea valores de un </text:span><text:a xlink:type="simple" xlink:href="https://moodle.uco.es/m2223/mod/url/view.php?id=55750" text:style-name="Internet_20_link" text:visited-style-name="Visited_20_Internet_20_Link"><text:span text:style-name="T8">Tipo Abstracto de Datos.</text:span></text:a></text:p>
          <text:p text:style-name="P18"><text:span text:style-name="T4">“</text:span><text:span text:style-name="T7">create</text:span><text:span text:style-name="T4">”; </text:span><text:span text:style-name="T6">la sintaxis de su definición es la siguiente</text:span><text:span text:style-name="T7">(dentro de la definición de un cluster)</text:span><text:span text:style-name="T6">:</text:span></text:p>
          <text:list>
            <text:list-header>
              <text:p text:style-name="P24"><text:span text:style-name="T4">create</text:span></text:p>
              <text:list>
                <text:list-header>
                  <text:p text:style-name="P24"><text:span text:style-name="T4">[operación que crea valores]</text:span></text:p>
                  <text:p text:style-name="P24"><text:span text:style-name="T4">return valores</text:span></text:p>
                  <text:p text:style-name="P24"><text:span text:style-name="T4">end</text:span></text:p>
                </text:list-header>
              </text:list>
            </text:list-header>
          </text:list>
        </text:list-item>
        <text:list-item>
          <text:p text:style-name="P17"><text:span text:style-name="T2">En el lenguaje propuesto, de qué forma se consigue representar simultáneamente muchos objetos distintos del mismo </text:span><text:a xlink:type="simple" xlink:href="https://moodle.uco.es/m2223/mod/url/view.php?id=55750" text:style-name="Internet_20_link" text:visited-style-name="Visited_20_Internet_20_Link"><text:span text:style-name="T8">tipo abstracto de datos.</text:span></text:a><text:span text:style-name="T2"> </text:span></text:p>
          <text:p text:style-name="P22"><text:span text:style-name="T1">Mediante el uso de variables, las cuales, en caso de estar declaradas para representar objetos de un tipo, pueden comportarse como tal. Por ejemplo:</text:span></text:p>
          <text:list>
            <text:list-header>
              <text:p text:style-name="P22"><text:span text:style-name="T1">instancia : tipo_abstracto</text:span></text:p>
            </text:list-header>
          </text:list>
          <text:p text:style-name="P17"><text:span text:style-name="T2">¿En C++ que concepto está relacionado con esto?</text:span></text:p>
        </text:list-item>
      </text:list>
      <text:p text:style-name="P4"><text:tab/><text:span text:style-name="T16"> Es equivalente a la creación de variables que sean objetos instanciados de una clase. Por ejemplo:</text:span></text:p>
      <text:p text:style-name="P4"><text:span text:style-name="T16"><text:tab/>Clase instancia;</text:span></text:p>
      <text:p text:style-name="P5"><text:span text:style-name="T15">O también equivalente a la reserva de un espacio en memoria que pueda tener instancias de la clase:</text:span></text:p>
      <text:p text:style-name="P5"><text:span text:style-name="T15"><text:tab/>Clase* puntero = new(Clas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atin Modern Roman" svg:font-family="'Latin Modern 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7T17:23:38.349376374</meta:creation-date>
    <dc:date>2023-02-18T13:03:02.170444808</dc:date>
    <meta:editing-duration>PT17M36S</meta:editing-duration>
    <meta:editing-cycles>2</meta:editing-cycles>
    <meta:generator>LibreOffice/7.3.7.2$Linux_X86_64 LibreOffice_project/30$Build-2</meta:generator>
    <meta:document-statistic meta:table-count="0" meta:image-count="0" meta:object-count="0" meta:page-count="3" meta:paragraph-count="43" meta:word-count="847" meta:character-count="5327" meta:non-whitespace-character-count="4519"/>
  </office:meta>
</office:document-meta>
</file>